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fo:font-weight="bold" style:font-weight-asian="bold" style:font-weight-complex="bold"/>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fo:font-weight="bold" style:font-weight-asian="bold" style:font-weight-complex="bold"/>
    </style:style>
    <style:style style:name="T11" style:family="text">
      <style:text-properties style:font-name="Courier New" style:font-name-asian="Courier New" style:font-name-complex="Courier New"/>
    </style:style>
    <style:style style:name="T12" style:family="text">
      <style:text-properties fo:font-weight="bold" style:font-weight-asian="bold" style:font-weight-complex="bold"/>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h text:style-name="Heading_20_2" text:outline-level="2"><text:span text:style-name="T1">kittydar</text:span>: detecting edges in the world</text:h>
      <text:h text:style-name="Heading_20_2" text:outline-level="2">Adrian Mackenzie</text:h>
      <text:p text:style-name="First_20_paragraph">Sociology, Lancaster University a.mackenzie@lancaster.ac.uk</text:p>
      <text:p text:style-name="Text_20_body">When is the digital ontologically transformative? Take the case of <text:span text:style-name="T2">kittydar,</text:span> a small demonstration of machine learning techniques in the area of computer vision (see <text:a xlink:type="simple" xlink:href="http://harthur.github.io/kittydar" office:name=""><text:span text:style-name="Definition">kittydar</text:span></text:a>): '<text:span text:style-name="T3">kittydar</text:span> is short for kitty radar. <text:span text:style-name="T4">kittydar</text:span> takes an image (canvas) and tells you the locations of all the cats in the image' (Arthur 2012). This playful piece of software demonstrates the detection of edges in the mundane, not to say banal, <text:span text:style-name="T5">cosmos</text:span> of cat photos on the internet. Heather Arthur, who developed <text:span text:style-name="T6">kittydar</text:span> writes:</text:p>
      <text:p text:style-name="P1">Kittydar first chops the image up into many “windows” to test for the presence of a cat head. For each window, kittydar first extracts more tractable data from the image's data. Namely, it computes the Histogram of Orient Gradients descriptor of the image ... This data describes the directions of the edges in the image (where the image changes from light to dark and vice versa) and what strength they are. This data is a vector of numbers that is then fed into a neural network (https://github.com/harthur/brain) which gives a number from 0 to 1 on how likely the histogram data represents a cat. The neural network (the JSON of which is located in this repo) has been pre-trained with thousands of photos of cat heads and their histograms, as well as thousands of non-cats. See the repo for the node training scripts (Arthur 2012).</text:p>
      <text:p text:style-name="First_20_paragraph">This toy example of machine learning finds cat heads in photographs, but we can easily locate similar techniques in use in self-driving cars, border security systems, military robots, gesture recognition systems, online advertising, supply chain logistics as well as truly legion scientific applications. Their popularization is striking, and perhaps attests to an ontological gradient, a curvature that shifts and re-shapes beings.</text:p>
      <text:p text:style-name="Text_20_body">Several vectors orient the propagation of such techniques, whose results can be seen in Figure :</text:p>
      <text:list text:style-name="L1">
        <text:list-item>
          <text:p text:style-name="P2"><text:span text:style-name="T7">imitation</text:span>: <text:span text:style-name="T8">kittydar</text:span> is alluring because it imitates something people do in the visual field. In this case, the visual form of cats, massively abundant and proliferating in contemporary visual culture, are already attachment memes which <text:span text:style-name="T9">kittydar</text:span> follows, tracks and orders in its own ways.</text:p>
        </text:list-item>
        <text:list-item>
          <text:p text:style-name="P2"><text:span text:style-name="T10">edging</text:span>: <text:span text:style-name="T11">kittydar</text:span> and its ilk can only really group beings according to visible edges. As the description provided by Arthur suggests, the software finds cats by chopping up the images into smaller windows. For each window, it measures a set of gradients running from light and dark in order to find 'edges,' and then compares the direction of these edges to the edges found in known cat images (the training set). The intuition here is that edges are associated with the features on a cats in a fairly regular pattern.</text:p>
        </text:list-item>
        <text:list-item>
          <text:p text:style-name="P2"><text:span text:style-name="T12">generalization</text:span>: <text:span text:style-name="T13">kittydar</text:span> runs in Javascript in a web browser. This banal execution attests to a flat and wide dispersal of techniques that were once the preserve of major research projects. <text:span text:style-name="T14">Kittydar</text:span> relies on a neural network, a typical machine learning technique that has recently been heavily developed by researchers at Google (Le et al. 2011), themselves working on images of cats among other things taken from Youtube videos (BBC 2012). Techniques developed in science (cognitive science in the case of neural networks (Rumelhart, Hinton, and Williams 1986)) have generalized into in science, industry, media, health and commerce. What we see in <text:span text:style-name="T15">kittydar</text:span> is no eccentric plaything, but a symptom of a generalizing process.</text:p>
        </text:list-item>
      </text:list>
      <text:p text:style-name="First_20_paragraph">Imitation, edges and generalization together configure a system of transformations that may well have some ontological significance. The imitative vector follows existing patterns whose proliferation and profusion has created problems of scale: what to do with all the cat images on the internet? Build machines that classify them so that they can be ordered, searched or retrieved from amidst all the other images. The edge and shape-locating classification reconfigure the visible as a field of gradients whose variations can be traversed and marked as differences in the world. The errors attending this cosmological operation (for instance, <text:span text:style-name="T16">kittydar</text:span> identifies some human faces as cats) might amuse us, but also engender renewed efforts to optimise the classificatory performance. Error is no obstacle, but like delinquency in Foucault's penal institutions (Foucault 1977) something absorbingly generative in its synthetic possibilities. Efforts to optimise errors also tends to generalize the techniques themselves. Each time a limit is addressed, each time a more complicated set of edges can be detected (cats side on for instance), the algorithm also lends itself to further generalization.</text:p>
      <text:p text:style-name="Text_20_body">Such systems of transformation perhaps diagram an ontological gradient, a surface whose variable curvature reshapes things -- objects, subjects, fields, institutions -- moving across it. The ontological gradient of the probabilistic, albeit neural net or support vector machine, densely weaves elements drawn from infrastructures, sciences, institutional practices (such as 'learning' and 'training'), and the transient and plural transients of popular culture and media. Amidst very powerful vectors of normalization (the identification of cat faces does not in itself suggest any radical alternatives and may well de-potentialize alternative futures), what chance that some different coherences, different configurations of beings, and perhaps some new edges might be articulated and become visible in the world? The ontological challenge here is similar to the difficulties that <text:span text:style-name="T17">kittydar</text:span> has in organizing its cosmos.</text:p>
      <text:h text:style-name="Heading_20_2" text:outline-level="2">References</text:h>
      <text:p text:style-name="First_20_paragraph">Arthur, Heather. 2012. “Harthur/kittydar. GitHub.” <text:a xlink:type="simple" xlink:href="https://github.com/harthur/kittydar" office:name=""><text:span text:style-name="Definition">https://github.com/harthur/kittydar</text:span></text:a>.</text:p>
      <text:p text:style-name="Text_20_body">BBC. 2012. “Google ’brain’ machine spots cats.” <text:span text:style-name="T18">BBC</text:span><text:span text:style-name="T19"> </text:span><text:span text:style-name="T20">News</text:span>, June. <text:a xlink:type="simple" xlink:href="http://www.bbc.co.uk/news/technology-18595351" office:name=""><text:span text:style-name="Definition">http://www.bbc.co.uk/news/technology-18595351</text:span></text:a>.</text:p>
      <text:p text:style-name="Text_20_body">Foucault, Michel. 1977. <text:span text:style-name="T21">Discipline</text:span><text:span text:style-name="T22"> </text:span><text:span text:style-name="T23">and</text:span><text:span text:style-name="T24"> </text:span><text:span text:style-name="T25">Punish</text:span><text:span text:style-name="T26">:</text:span><text:span text:style-name="T27"> </text:span><text:span text:style-name="T28">The</text:span><text:span text:style-name="T29"> </text:span><text:span text:style-name="T30">Birth</text:span><text:span text:style-name="T31"> </text:span><text:span text:style-name="T32">of</text:span><text:span text:style-name="T33"> </text:span><text:span text:style-name="T34">the</text:span><text:span text:style-name="T35"> </text:span><text:span text:style-name="T36">Prison</text:span>. Translated by Allan Sheridan. New York: Vintage.</text:p>
      <text:p text:style-name="Text_20_body">Le, Quoc V., Marc’Aurelio Ranzato, Rajat Monga, Matthieu Devin, Kai Chen, Greg S. Corrado, Jeff Dean, and Andrew Y. Ng. 2011. “Building high-level features using large scale unsupervised learning.” <text:span text:style-name="T37">arXiv:1112.6209</text:span>, December. <text:a xlink:type="simple" xlink:href="http://arxiv.org/abs/1112.6209" office:name=""><text:span text:style-name="Definition">http://arxiv.org/abs/1112.6209</text:span></text:a>.</text:p>
      <text:p text:style-name="Text_20_body">Rumelhart, David E., Geoffrey E. Hinton, and Ronald J. Williams. 1986. “Learning Representations by Back-Propagating Errors.” <text:span text:style-name="T38">Nature</text:span> 323 (6088): 533–36. doi:<text:a xlink:type="simple" xlink:href="http://dx.doi.org/10.1038/323533a0" office:name=""><text:span text:style-name="Definition">10.1038/323533a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